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findthemiddleelement"/>Find the middle element</text:h>
      <text:p text:style-name="Text_20_body">Given 5 integers, find their median, i.e. the third element when sorted.</text:p>
      <text:h text:style-name="Heading_20_3" text:outline-level="3"><text:bookmark text:name="input"/>Input</text:h>
      <text:list xml:id="list2758880587" text:style-name="L1">
        <text:list-item>
          <text:p text:style-name="P2">The first line contains an integer <text:bookmark text:name="MathJax-Element-1-Frame"/><text:bookmark text:name="MathJax-Span-1"/><text:bookmark text:name="MathJax-Span-2"/><text:bookmark text:name="MathJax-Span-3"/><text:span text:style-name="T1">T</text:span></text:p>
        </text:list-item>
      </text:list>
      <text:list xml:id="list3449412852" text:style-name="L2">
        <text:list-item>
          <text:p text:style-name="P3">, the number of testcases</text:p>
        </text:list-item>
        <text:list-item>
          <text:p text:style-name="P3">Each testcase contains a single line with five space separated integers</text:p>
        </text:list-item>
      </text:list>
      <text:h text:style-name="Heading_20_3" text:outline-level="3"><text:bookmark text:name="output"/>Output</text:h>
      <text:list xml:id="list4140532998" text:style-name="L3">
        <text:list-item>
          <text:p text:style-name="P4">Print one line for each testcase, the middle element </text:p>
        </text:list-item>
      </text:list>
      <text:h text:style-name="Heading_20_3" text:outline-level="3"><text:bookmark text:name="constraints"/>Constraints</text:h>
      <text:list xml:id="list2615986856" text:style-name="L4">
        <text:list-item>
          <text:p text:style-name="P5"><text:bookmark text:name="MathJax-Element-2-Frame"/><text:bookmark text:name="MathJax-Span-4"/><text:bookmark text:name="MathJax-Span-5"/><text:bookmark text:name="MathJax-Span-6"/><text:span text:style-name="T2">1</text:span><text:bookmark text:name="MathJax-Span-7"/>≤<text:bookmark text:name="MathJax-Span-8"/><text:span text:style-name="T1">T</text:span><text:bookmark text:name="MathJax-Span-9"/>≤<text:bookmark text:name="MathJax-Span-10"/><text:span text:style-name="T2">1000</text:span></text:p>
        </text:list-item>
      </text:list>
      <text:list xml:id="list308164368" text:style-name="L5">
        <text:list-item>
          <text:p text:style-name="P6"/>
        </text:list-item>
      </text:list>
      <text:h text:style-name="Heading_20_3" text:outline-level="3"><text:bookmark text:name="sampleinput"/>Sample Input</text:h>
      <text:p text:style-name="Preformatted_20_Text"><text:span text:style-name="Source_20_Text">3</text:span></text:p>
      <text:p text:style-name="Preformatted_20_Text"><text:span text:style-name="Source_20_Text">5 4 3 2 1</text:span></text:p>
      <text:p text:style-name="Preformatted_20_Text"><text:span text:style-name="Source_20_Text">1 2 3 4 5</text:span></text:p>
      <text:p text:style-name="P1"><text:span text:style-name="Source_20_Text">1 1 1 1 1</text:span></text:p>
      <text:h text:style-name="Heading_20_3" text:outline-level="3"><text:bookmark text:name="sampleoutput"/>Sample Output</text:h>
      <text:p text:style-name="Preformatted_20_Text"><text:span text:style-name="Source_20_Text">3</text:span></text:p>
      <text:p text:style-name="Preformatted_20_Text"><text:span text:style-name="Source_20_Text">3</text:span></text:p>
      <text:p text:style-name="P1"><text:span text:style-name="Source_20_Text">1</text:span></text:p>
      <text:h text:style-name="Heading_20_3" text:outline-level="3"><text:bookmark text:name="explanation"/>Explanation</text:h>
      <text:p text:style-name="Text_20_body">The sorted arrays are <text:bookmark text:name="MathJax-Element-3-Frame"/><text:bookmark text:name="MathJax-Span-11"/><text:bookmark text:name="MathJax-Span-12"/><text:bookmark text:name="MathJax-Span-13"/><text:span text:style-name="T2">{</text:span><text:bookmark text:name="MathJax-Span-14"/><text:span text:style-name="T2">1</text:span><text:bookmark text:name="MathJax-Span-15"/><text:span text:style-name="T2">,</text:span><text:bookmark text:name="MathJax-Span-16"/><text:span text:style-name="T2">2</text:span><text:bookmark text:name="MathJax-Span-17"/><text:span text:style-name="T2">,</text:span><text:bookmark text:name="MathJax-Span-18"/><text:span text:style-name="T2">3</text:span><text:bookmark text:name="MathJax-Span-19"/><text:span text:style-name="T2">,</text:span><text:bookmark text:name="MathJax-Span-20"/><text:span text:style-name="T2">4</text:span><text:bookmark text:name="MathJax-Span-21"/><text:span text:style-name="T2">,</text:span><text:bookmark text:name="MathJax-Span-22"/><text:span text:style-name="T2">5</text:span><text:bookmark text:name="MathJax-Span-23"/><text:span text:style-name="T2">}</text:span></text:p>
      <text:p text:style-name="Text_20_body">, <text:bookmark text:name="MathJax-Span-26"/><text:bookmark text:name="MathJax-Span-25"/><text:bookmark text:name="MathJax-Element-4-Frame"/><text:bookmark text:name="MathJax-Span-24"/><text:span text:style-name="T2">{</text:span><text:bookmark text:name="MathJax-Span-27"/><text:span text:style-name="T2">1</text:span><text:bookmark text:name="MathJax-Span-28"/><text:span text:style-name="T2">,</text:span><text:bookmark text:name="MathJax-Span-29"/><text:span text:style-name="T2">2</text:span><text:bookmark text:name="MathJax-Span-30"/><text:span text:style-name="T2">,</text:span><text:bookmark text:name="MathJax-Span-31"/><text:span text:style-name="T2">3</text:span><text:bookmark text:name="MathJax-Span-32"/><text:span text:style-name="T2">,</text:span><text:bookmark text:name="MathJax-Span-33"/><text:span text:style-name="T2">4</text:span><text:bookmark text:name="MathJax-Span-34"/><text:span text:style-name="T2">,</text:span><text:bookmark text:name="MathJax-Span-35"/><text:span text:style-name="T2">5</text:span><text:bookmark text:name="MathJax-Span-36"/><text:span text:style-name="T2">}</text:span> and <text:bookmark text:name="MathJax-Span-39"/><text:bookmark text:name="MathJax-Span-38"/><text:bookmark text:name="MathJax-Span-37"/><text:bookmark text:name="MathJax-Element-5-Frame"/><text:span text:style-name="T2">{</text:span><text:bookmark text:name="MathJax-Span-40"/><text:span text:style-name="T2">1</text:span><text:bookmark text:name="MathJax-Span-41"/><text:span text:style-name="T2">,</text:span><text:bookmark text:name="MathJax-Span-42"/><text:span text:style-name="T2">1</text:span><text:bookmark text:name="MathJax-Span-43"/><text:span text:style-name="T2">,</text:span><text:bookmark text:name="MathJax-Span-44"/><text:span text:style-name="T2">1</text:span><text:bookmark text:name="MathJax-Span-45"/><text:span text:style-name="T2">,</text:span><text:bookmark text:name="MathJax-Span-46"/><text:span text:style-name="T2">1</text:span><text:bookmark text:name="MathJax-Span-47"/><text:span text:style-name="T2">,</text:span><text:bookmark text:name="MathJax-Span-48"/><text:span text:style-name="T2">1</text:span><text:bookmark text:name="MathJax-Span-49"/><text:span text:style-name="T2">}</text:span> Therefore the answers are <text:bookmark text:name="MathJax-Element-6-Frame"/><text:bookmark text:name="MathJax-Span-50"/><text:bookmark text:name="MathJax-Span-51"/><text:bookmark text:name="MathJax-Span-52"/><text:span text:style-name="T2">3</text:span><text:bookmark text:name="MathJax-Span-53"/><text:span text:style-name="T2">,</text:span><text:bookmark text:name="MathJax-Span-54"/><text:span text:style-name="T2">3</text:span><text:bookmark text:name="MathJax-Span-55"/><text:span text:style-name="T2">,</text:span><text:bookmark text:name="MathJax-Span-56"/><text:span text:style-name="T2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50:37.642855395</meta:creation-date>
    <dc:date>2021-03-15T00:51:05.456614308</dc:date>
    <meta:editing-duration>PT28S</meta:editing-duration>
    <meta:editing-cycles>1</meta:editing-cycles>
    <meta:document-statistic meta:table-count="0" meta:image-count="0" meta:object-count="0" meta:page-count="1" meta:paragraph-count="23" meta:word-count="96" meta:character-count="477" meta:non-whitespace-character-count="408"/>
    <meta:generator>LibreOffice/7.0.4.2$Linux_X86_64 LibreOffice_project/00$Build-2</meta:generator>
  </office:meta>
</office:document-meta>
</file>